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fe1a1" officeooo:paragraph-rsid="000fe1a1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4pt" officeooo:rsid="000fe1a1" officeooo:paragraph-rsid="000fe1a1" style:font-name-asian="Courier New" style:font-size-asian="14pt" style:font-size-complex="14pt"/>
    </style:style>
    <style:style style:name="T1" style:family="text">
      <style:text-properties officeooo:rsid="00100f20"/>
    </style:style>
    <style:style style:name="T2" style:family="text">
      <style:text-properties style:font-name="Courier New"/>
    </style:style>
    <style:style style:name="T3" style:family="text">
      <style:text-properties style:font-name="Courier New" officeooo:rsid="00100f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noip</text:span>看程序写结果练习<text:span text:style-name="T3">1</text:span></text:p>
      <text:p text:style-name="P2">一.</text:p>
      <text:p text:style-name="P2">#include &lt;cstdio&gt;</text:p>
      <text:p text:style-name="P2">const int N=100005;</text:p>
      <text:p text:style-name="P2">inline int mx(int a,int b){</text:p>
      <text:p text:style-name="P2"><text:s text:c="4"/>return a&gt;b?a:b;</text:p>
      <text:p text:style-name="P2">}</text:p>
      <text:p text:style-name="P2">inline int work(int sum){</text:p>
      <text:p text:style-name="P2"><text:s text:c="4"/>char a;</text:p>
      <text:p text:style-name="P2"><text:s text:c="4"/>while (~scanf ("%c",&amp;a)){</text:p>
      <text:p text:style-name="P2"><text:s text:c="8"/>if (a==')') return sum;</text:p>
      <text:p text:style-name="P2"><text:s text:c="8"/>if (a=='a') sum++;</text:p>
      <text:p text:style-name="P2"><text:s text:c="8"/>if (a=='(') sum+=work(0);</text:p>
      <text:p text:style-name="P2"><text:s text:c="8"/>if (a=='|') {sum=mx(sum,work(0));break;}</text:p>
      <text:p text:style-name="P2"><text:s text:c="4"/>}</text:p>
      <text:p text:style-name="P2"><text:s text:c="4"/>return sum;</text:p>
      <text:p text:style-name="P2">}</text:p>
      <text:p text:style-name="P2">int main (){</text:p>
      <text:p text:style-name="P2"><text:s text:c="4"/>printf ("%d\n",work(0));</text:p>
      <text:p text:style-name="P2"><text:s text:c="4"/>return 0;</text:p>
      <text:p text:style-name="P2">}</text:p>
      <text:p text:style-name="P2">输入：aa(aa)|(aa|(a|aa))aa</text:p>
      <text:p text:style-name="P2">输出：</text:p>
      <text:p text:style-name="P2"/>
      <text:p text:style-name="P2">二、</text:p>
      <text:p text:style-name="P2">#include&lt;iostream&gt;</text:p>
      <text:p text:style-name="P2">#include&lt;algorithm&gt;</text:p>
      <text:p text:style-name="P2">using namespace std;</text:p>
      <text:p text:style-name="P2">int n,r,q;</text:p>
      <text:p text:style-name="P2">int a[200100],win[200100],lose[200100];</text:p>
      <text:p text:style-name="P2">int s[200100],w[200100];</text:p>
      <text:p text:style-name="P2">bool cmp(int x,int y)</text:p>
      <text:p text:style-name="P2">{</text:p>
      <text:p text:style-name="P2"><text:tab/>if(s[x]==s[y]) <text:s text:c="2"/>return x&lt;y;</text:p>
      <text:p text:style-name="P2"><text:tab/>return s[x]&gt;s[y];</text:p>
      <text:p text:style-name="P2">}</text:p>
      <text:p text:style-name="P2">void merge()</text:p>
      <text:p text:style-name="P2">{</text:p>
      <text:p text:style-name="P2"><text:tab/>int i,j;</text:p>
      <text:p text:style-name="P2"><text:tab/>i=j=1,a[0]=0;</text:p>
      <text:p text:style-name="P2"><text:tab/>while(i&lt;=win[0] &amp;&amp; j&lt;=lose[0])</text:p>
      <text:p text:style-name="P2"><text:tab/><text:tab/>if(cmp(win[i],lose[j]))</text:p>
      <text:p text:style-name="P2"><text:tab/><text:tab/><text:tab/>a[++a[0]]=win[i++];</text:p>
      <text:p text:style-name="P2"><text:tab/><text:tab/>else</text:p>
      <text:p text:style-name="P2"><text:tab/><text:tab/><text:tab/>a[++a[0]]=lose[j++];</text:p>
      <text:p text:style-name="P2"><text:soft-page-break/><text:tab/>while(i&lt;=win[0])a[++a[0]]=win[i++];</text:p>
      <text:p text:style-name="P2"><text:tab/>while(j&lt;=lose[0])a[++a[0]]=lose[j++];</text:p>
      <text:p text:style-name="P2">}</text:p>
      <text:p text:style-name="P2">int main()</text:p>
      <text:p text:style-name="P2">{</text:p>
      <text:p text:style-name="P2"><text:tab/>cin&gt;&gt;n&gt;&gt;r&gt;&gt;q;</text:p>
      <text:p text:style-name="P2"><text:tab/>n*=2;</text:p>
      <text:p text:style-name="P2"><text:tab/>for(int i=1; i&lt;=n; i++)a[i]=i;</text:p>
      <text:p text:style-name="P2"><text:tab/>for(int i=1; i&lt;=n; i++)cin&gt;&gt;s[i];</text:p>
      <text:p text:style-name="P2"><text:tab/>for(int i=1; i&lt;=n; i++)cin&gt;&gt;w[i];</text:p>
      <text:p text:style-name="P2"><text:tab/>sort(a+1,a+n+1,cmp);</text:p>
      <text:p text:style-name="P2"><text:tab/>for(int i=1; i&lt;=r; i++)</text:p>
      <text:p text:style-name="P2"><text:tab/>{</text:p>
      <text:p text:style-name="P2"><text:tab/><text:tab/>win[0]=lose[0]=0;</text:p>
      <text:p text:style-name="P2"><text:tab/><text:tab/>for(int j=1; j&lt;=n; j+=2)</text:p>
      <text:p text:style-name="P2"><text:tab/><text:tab/><text:tab/>if(w[a[j]]&gt;w[a[j+1]])</text:p>
      <text:p text:style-name="P2"><text:tab/><text:tab/><text:tab/>{</text:p>
      <text:p text:style-name="P2"><text:tab/><text:tab/><text:tab/><text:tab/>s[a[j]]++;</text:p>
      <text:p text:style-name="P2"><text:tab/><text:tab/><text:tab/><text:tab/>win[++win[0]]=a[j];</text:p>
      <text:p text:style-name="P2"><text:tab/><text:tab/><text:tab/><text:tab/>lose[++lose[0]]=a[j+1];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s[a[j+1]]++;</text:p>
      <text:p text:style-name="P2"><text:tab/><text:tab/><text:tab/><text:tab/>win[++win[0]]=a[j+1];</text:p>
      <text:p text:style-name="P2"><text:tab/><text:tab/><text:tab/><text:tab/>lose[++lose[0]]=a[j];</text:p>
      <text:p text:style-name="P2"><text:tab/><text:tab/><text:tab/>}</text:p>
      <text:p text:style-name="P2"><text:tab/><text:tab/>merge();</text:p>
      <text:p text:style-name="P2"><text:tab/>}</text:p>
      <text:p text:style-name="P2"><text:tab/>cout&lt;&lt;a[q];</text:p>
      <text:p text:style-name="P2"><text:tab/>return 0;</text:p>
      <text:p text:style-name="P2">}</text:p>
      <text:p text:style-name="P2">输入：</text:p>
      <text:p text:style-name="P2">2 4 2 </text:p>
      <text:p text:style-name="P2">7 6 6 7 </text:p>
      <text:p text:style-name="P2">10 5 20 15 </text:p>
      <text:p text:style-name="P2">输出：</text:p>
      <text:p text:style-name="P2"/>
      <text:p text:style-name="P2"/>
      <text:p text:style-name="P2">三、</text:p>
      <text:p text:style-name="P2">#include &lt;cstdio&gt;</text:p>
      <text:p text:style-name="P2">#include &lt;cstdlib&gt;</text:p>
      <text:p text:style-name="P2">#include &lt;cstring&gt;</text:p>
      <text:p text:style-name="P2">#include &lt;algorithm&gt;</text:p>
      <text:p text:style-name="P2"><text:soft-page-break/>#define Open(s) freopen(s".in","r",stdin); freopen(s".out","w",stdout);</text:p>
      <text:p text:style-name="P2">#define Close fclose(stdin); fclose(stdout);</text:p>
      <text:p text:style-name="P2">#define lowbit(x) x&amp;(-x)</text:p>
      <text:p text:style-name="P2">#define mo 92084931</text:p>
      <text:p text:style-name="P2">using namespace std;</text:p>
      <text:p text:style-name="P2">int n,M;</text:p>
      <text:p text:style-name="P2">int ans;</text:p>
      <text:p text:style-name="P2">int maxb;</text:p>
      <text:p text:style-name="P2">int a[200001];</text:p>
      <text:p text:style-name="P2">int b[200001];</text:p>
      <text:p text:style-name="P2">int c[200001];</text:p>
      <text:p text:style-name="P2">void input(int x)</text:p>
      <text:p text:style-name="P2">{</text:p>
      <text:p text:style-name="P2"><text:s text:c="4"/>++c[x];</text:p>
      <text:p text:style-name="P2"><text:s text:c="4"/>if(c[x]&gt;=mo) c[x]-=mo;</text:p>
      <text:p text:style-name="P2"><text:s text:c="4"/>for(;x&lt;=maxb;x+=lowbit(x))</text:p>
      <text:p text:style-name="P2"><text:s text:c="4"/>{</text:p>
      <text:p text:style-name="P2"><text:s text:c="8"/>++b[x];</text:p>
      <text:p text:style-name="P2"><text:s text:c="8"/>if(b[x]&gt;=mo) b[x]-=mo;</text:p>
      <text:p text:style-name="P2"><text:s text:c="4"/>}</text:p>
      <text:p text:style-name="P2">}</text:p>
      <text:p text:style-name="P2">int getsum(int x)</text:p>
      <text:p text:style-name="P2">{</text:p>
      <text:p text:style-name="P2"><text:s text:c="4"/>int sum=-1*(c[x]);</text:p>
      <text:p text:style-name="P2"><text:s text:c="4"/>for(;x;x-=lowbit(x))</text:p>
      <text:p text:style-name="P2"><text:s text:c="4"/>{</text:p>
      <text:p text:style-name="P2"><text:s text:c="8"/>sum+=b[x];</text:p>
      <text:p text:style-name="P2"><text:s text:c="8"/>if(sum&gt;=mo) sum-=mo;</text:p>
      <text:p text:style-name="P2"><text:s text:c="4"/>}</text:p>
      <text:p text:style-name="P2"><text:s text:c="4"/>return sum;</text:p>
      <text:p text:style-name="P2">}</text:p>
      <text:p text:style-name="P2">bool cmp(int x,int y)</text:p>
      <text:p text:style-name="P2">{</text:p>
      <text:p text:style-name="P2"><text:s text:c="4"/>return a[x]&lt;a[y];</text:p>
      <text:p text:style-name="P2">}</text:p>
      <text:p text:style-name="P2">int main()</text:p>
      <text:p text:style-name="P2">{</text:p>
      <text:p text:style-name="P2"><text:s text:c="4"/>Open("smsz");</text:p>
      <text:p text:style-name="P2"><text:s text:c="4"/>scanf("%d %d", &amp;n, &amp;M);</text:p>
      <text:p text:style-name="P2"><text:s text:c="4"/>for(int i=1;i&lt;=n;++i)</text:p>
      <text:p text:style-name="P2"><text:s text:c="4"/>{</text:p>
      <text:p text:style-name="P2"><text:s text:c="8"/>int x;</text:p>
      <text:p text:style-name="P2"><text:s text:c="8"/>scanf("%d",&amp;x);</text:p>
      <text:p text:style-name="P2"><text:s text:c="8"/>a[i]=a[i-1]+x-M;</text:p>
      <text:p text:style-name="P2"><text:soft-page-break/><text:s text:c="8"/>c[i]=i;</text:p>
      <text:p text:style-name="P2"><text:s text:c="4"/>}</text:p>
      <text:p text:style-name="P2"><text:s text:c="4"/>sort(c,c+n+1,cmp);</text:p>
      <text:p text:style-name="P2"><text:s text:c="4"/>for(int i=0;i&lt;=n;++i)</text:p>
      <text:p text:style-name="P2"><text:s text:c="4"/>{</text:p>
      <text:p text:style-name="P2"><text:s text:c="8"/>for(int j=i+1;j&lt;=n &amp;&amp; a[c[i]]==a[c[j]];++j)</text:p>
      <text:p text:style-name="P2"><text:s text:c="12"/>b[c[j]]=-1;</text:p>
      <text:p text:style-name="P2"><text:s text:c="8"/>a[c[i]]=a[c[i-1]]+1;</text:p>
      <text:p text:style-name="P2"><text:s text:c="8"/>if(b[c[i]]&lt;0)</text:p>
      <text:p text:style-name="P2"><text:s text:c="8"/>{</text:p>
      <text:p text:style-name="P2"><text:s text:c="12"/>a[c[i]]+=b[c[i]];</text:p>
      <text:p text:style-name="P2"><text:s text:c="12"/>b[c[i]]=0;</text:p>
      <text:p text:style-name="P2"><text:s text:c="8"/>}</text:p>
      <text:p text:style-name="P2"><text:s text:c="8"/>if(a[c[i]]&gt;maxb) maxb=a[c[i]];</text:p>
      <text:p text:style-name="P2"><text:s text:c="4"/>}</text:p>
      <text:p text:style-name="P2"><text:s text:c="4"/>memset(c,0,sizeof(c));</text:p>
      <text:p text:style-name="P2"><text:s text:c="4"/>for(int i=0;i&lt;=n;++i)</text:p>
      <text:p text:style-name="P2"><text:s text:c="4"/>{</text:p>
      <text:p text:style-name="P2"><text:s text:c="8"/>input(a[i]);</text:p>
      <text:p text:style-name="P2"><text:s text:c="8"/>ans+=getsum(a[i]);</text:p>
      <text:p text:style-name="P2"><text:s text:c="8"/>for(;ans&gt;=mo;ans-=mo); <text:s text:c="2"/></text:p>
      <text:p text:style-name="P2"><text:s text:c="4"/>}</text:p>
      <text:p text:style-name="P2"><text:s text:c="4"/>printf("%d",ans);</text:p>
      <text:p text:style-name="P2"><text:s text:c="4"/>Close;</text:p>
      <text:p text:style-name="P2"><text:s text:c="4"/>return 0;</text:p>
      <text:p text:style-name="P2">}</text:p>
      <text:p text:style-name="P2">输入：</text:p>
      <text:p text:style-name="P2">4 4</text:p>
      <text:p text:style-name="P2">5 2 7 3</text:p>
      <text:p text:style-name="P2">输出：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5:57:05.959000000</meta:creation-date>
    <dc:date>2018-10-03T16:05:57.978000000</dc:date>
    <meta:editing-duration>PT7M28S</meta:editing-duration>
    <meta:editing-cycles>3</meta:editing-cycles>
    <meta:generator>LibreOffice/6.0.6.2$Windows_X86_64 LibreOffice_project/0c292870b25a325b5ed35f6b45599d2ea4458e77</meta:generator>
    <meta:document-statistic meta:table-count="0" meta:image-count="0" meta:object-count="0" meta:page-count="4" meta:paragraph-count="160" meta:word-count="305" meta:character-count="2582" meta:non-whitespace-character-count="2038"/>
  </office:meta>
</office:document-meta>
</file>